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0.7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62'.B2"/>
      <style:map style:condition="cell-content()=1" style:apply-style-name="Uo" style:base-cell-address="'Blosum 62'.B2"/>
      <style:map style:condition="cell-content()=3" style:apply-style-name="Tres" style:base-cell-address="'Blosum 62'.B2"/>
      <style:map style:condition="cell-content()=2" style:apply-style-name="Dos" style:base-cell-address="'Blosum 62'.B2"/>
      <style:map style:condition="cell-content()=4" style:apply-style-name="Cuatro" style:base-cell-address="'Blosum 62'.B2"/>
      <style:map style:condition="cell-content()=5" style:apply-style-name="Cinco" style:base-cell-address="'Blosum 62'.B2"/>
      <style:map style:condition="cell-content()=8" style:apply-style-name="Ocho" style:base-cell-address="'Blosum 62'.B2"/>
    </style:style>
    <style:style style:name="ce22" style:family="table-cell" style:parent-style-name="Default">
      <style:text-properties style:font-name="FreeSans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80'.B2"/>
      <style:map style:condition="cell-content()=1" style:apply-style-name="Uo" style:base-cell-address="'Blosum 80'.B2"/>
      <style:map style:condition="cell-content()=3" style:apply-style-name="Tres" style:base-cell-address="'Blosum 80'.B2"/>
      <style:map style:condition="cell-content()=2" style:apply-style-name="Dos" style:base-cell-address="'Blosum 80'.B2"/>
      <style:map style:condition="cell-content()=4" style:apply-style-name="Cuatro" style:base-cell-address="'Blosum 80'.B2"/>
      <style:map style:condition="cell-content()=5" style:apply-style-name="Cinco" style:base-cell-address="'Blosum 80'.B2"/>
      <style:map style:condition="cell-content()=8" style:apply-style-name="Ocho" style:base-cell-address="'Blosum 80'.B2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0" style:apply-style-name="Cero" style:base-cell-address="'Blosum 45'.S19"/>
      <style:map style:condition="cell-content()=1" style:apply-style-name="Uo" style:base-cell-address="'Blosum 45'.S19"/>
      <style:map style:condition="cell-content()=3" style:apply-style-name="Tres" style:base-cell-address="'Blosum 45'.S19"/>
      <style:map style:condition="cell-content()=2" style:apply-style-name="Dos" style:base-cell-address="'Blosum 45'.S19"/>
      <style:map style:condition="cell-content()=4" style:apply-style-name="Cuatro" style:base-cell-address="'Blosum 45'.S19"/>
      <style:map style:condition="cell-content()=5" style:apply-style-name="Cinco" style:base-cell-address="'Blosum 45'.S19"/>
      <style:map style:condition="cell-content()=8" style:apply-style-name="Ocho" style:base-cell-address="'Blosum 45'.S19"/>
    </style:style>
  </office:automatic-styles>
  <office:body>
    <office:spreadsheet>
      <table:table table:name="Blosum 62" table:style-name="ta1">
        <table:table-column table:style-name="co1" table:number-columns-repeated="3" table:default-cell-style-name="ce1"/>
        <table:table-column table:style-name="co1" table:number-columns-repeated="18" table:default-cell-style-name="Default"/>
        <table:table-row table:style-name="ro1">
          <table:table-cell table:number-columns-repeated="3"/>
          <table:table-cell table:style-name="ce1" table:number-columns-repeated="1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/>
          <table:table-cell table:style-name="ce22" office:value-type="string" calcext:value-type="string">
            <text:p>Blosum 62 Comparision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3"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calcext:conditional-formats>
          <calcext:conditional-format calcext:target-range-address="'Blosum 62'.B21:'Blosum 62'.U21 'Blosum 62'.B2:'Blosum 62'.B21 'Blosum 62'.B3:'Blosum 62'.C21 'Blosum 62'.B4:'Blosum 62'.D21 'Blosum 62'.B5:'Blosum 62'.E21 'Blosum 62'.B6:'Blosum 62'.F21 'Blosum 62'.B7:'Blosum 62'.G21 'Blosum 62'.B8:'Blosum 62'.H21 'Blosum 62'.B9:'Blosum 62'.I21 'Blosum 62'.B10:'Blosum 62'.J21 'Blosum 62'.B11:'Blosum 62'.K21 'Blosum 62'.B12:'Blosum 62'.L21 'Blosum 62'.B13:'Blosum 62'.M21 'Blosum 62'.B14:'Blosum 62'.N21 'Blosum 62'.B15:'Blosum 62'.O21 'Blosum 62'.B16:'Blosum 62'.P21 'Blosum 62'.B17:'Blosum 62'.Q21 'Blosum 62'.B18:'Blosum 62'.R21 'Blosum 62'.B19:'Blosum 62'.S21 'Blosum 62'.B20:'Blosum 62'.T21">
            <calcext:condition calcext:apply-style-name="Cero" calcext:value="=0" calcext:base-cell-address="'Blosum 62'.B2"/>
            <calcext:condition calcext:apply-style-name="Uo" calcext:value="=1" calcext:base-cell-address="'Blosum 62'.B2"/>
            <calcext:condition calcext:apply-style-name="Tres" calcext:value="=3" calcext:base-cell-address="'Blosum 62'.B2"/>
            <calcext:condition calcext:apply-style-name="Dos" calcext:value="=2" calcext:base-cell-address="'Blosum 62'.B2"/>
            <calcext:condition calcext:apply-style-name="Cuatro" calcext:value="=4" calcext:base-cell-address="'Blosum 62'.B2"/>
            <calcext:condition calcext:apply-style-name="Cinco" calcext:value="=5" calcext:base-cell-address="'Blosum 62'.B2"/>
            <calcext:condition calcext:apply-style-name="Ocho" calcext:value="=8" calcext:base-cell-address="'Blosum 62'.B2"/>
          </calcext:conditional-format>
        </calcext:conditional-formats>
      </table:table>
      <table:table table:name="Blosum 80" table:style-name="ta1">
        <table:table-column table:style-name="co3" table:default-cell-style-name="ce1"/>
        <table:table-column table:style-name="co4" table:number-columns-repeated="2" table:default-cell-style-name="ce1"/>
        <table:table-column table:style-name="co4" table:number-columns-repeated="18" table:default-cell-style-name="Default"/>
        <table:table-row table:style-name="ro1">
          <table:table-cell table:number-columns-repeated="3"/>
          <table:table-cell table:style-name="ce1" table:number-columns-repeated="18"/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/>
          <table:table-cell table:style-name="ce2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6"/>
          <table:table-cell table:style-name="ce22" office:value-type="string" calcext:value-type="string">
            <text:p>Blosum 80 Comparision</text:p>
          </table:table-cell>
          <table:table-cell table:number-columns-repeated="9"/>
        </table:table-row>
        <table:table-row table:style-name="ro1">
          <table:table-cell/>
          <table:table-cell table:style-name="ce28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30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3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ce3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34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35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37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40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42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3"/>
        </table:table-row>
        <table:table-row table:style-name="ro1">
          <table:table-cell/>
          <table:table-cell table:style-name="ce4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</table:table-row>
        <calcext:conditional-formats>
          <calcext:conditional-format calcext:target-range-address="'Blosum 80'.B21:'Blosum 80'.U21 'Blosum 80'.B2:'Blosum 80'.B21 'Blosum 80'.B3:'Blosum 80'.C21 'Blosum 80'.B4:'Blosum 80'.D21 'Blosum 80'.B5:'Blosum 80'.E21 'Blosum 80'.B6:'Blosum 80'.F21 'Blosum 80'.B7:'Blosum 80'.G21 'Blosum 80'.B8:'Blosum 80'.H21 'Blosum 80'.B9:'Blosum 80'.I21 'Blosum 80'.B10:'Blosum 80'.J21 'Blosum 80'.B11:'Blosum 80'.K21 'Blosum 80'.B12:'Blosum 80'.L21 'Blosum 80'.B13:'Blosum 80'.M21 'Blosum 80'.B14:'Blosum 80'.N21 'Blosum 80'.B15:'Blosum 80'.O21 'Blosum 80'.B16:'Blosum 80'.P21 'Blosum 80'.B17:'Blosum 80'.Q21 'Blosum 80'.B18:'Blosum 80'.R21 'Blosum 80'.B19:'Blosum 80'.S21 'Blosum 80'.B20:'Blosum 80'.T21">
            <calcext:condition calcext:apply-style-name="Cero" calcext:value="=0" calcext:base-cell-address="'Blosum 80'.B2"/>
            <calcext:condition calcext:apply-style-name="Uo" calcext:value="=1" calcext:base-cell-address="'Blosum 80'.B2"/>
            <calcext:condition calcext:apply-style-name="Tres" calcext:value="=3" calcext:base-cell-address="'Blosum 80'.B2"/>
            <calcext:condition calcext:apply-style-name="Dos" calcext:value="=2" calcext:base-cell-address="'Blosum 80'.B2"/>
            <calcext:condition calcext:apply-style-name="Cuatro" calcext:value="=4" calcext:base-cell-address="'Blosum 80'.B2"/>
            <calcext:condition calcext:apply-style-name="Cinco" calcext:value="=5" calcext:base-cell-address="'Blosum 80'.B2"/>
            <calcext:condition calcext:apply-style-name="Ocho" calcext:value="=8" calcext:base-cell-address="'Blosum 80'.B2"/>
          </calcext:conditional-format>
        </calcext:conditional-formats>
      </table:table>
      <table:table table:name="Blosum 45" table:style-name="ta1">
        <table:table-column table:style-name="co5" table:number-columns-repeated="3" table:default-cell-style-name="ce1"/>
        <table:table-column table:style-name="co5" table:number-columns-repeated="18" table:default-cell-style-name="Default"/>
        <table:table-row table:style-name="ro1">
          <table:table-cell table:number-columns-repeated="3"/>
          <table:table-cell table:style-name="ce1" table:number-columns-repeated="18"/>
        </table:table-row>
        <table:table-row table:style-name="ro1">
          <table:table-cell/>
          <table:table-cell table:style-name="ce44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table:style-name="ce45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/>
          <table:table-cell table:style-name="ce4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/>
          <table:table-cell table:style-name="ce47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6"/>
          <table:table-cell table:style-name="ce22" office:value-type="string" calcext:value-type="string">
            <text:p>Blosum 45 Comparision</text:p>
          </table:table-cell>
          <table:table-cell table:number-columns-repeated="9"/>
        </table:table-row>
        <table:table-row table:style-name="ro1">
          <table:table-cell/>
          <table:table-cell table:style-name="ce48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/>
          <table:table-cell table:style-name="ce49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table:style-name="ce50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51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table:style-name="ce52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54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55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56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57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58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5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61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23"/>
        </table:table-row>
        <table:table-row table:style-name="ro1">
          <table:table-cell/>
          <table:table-cell table:style-name="ce63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</table:table-row>
        <calcext:conditional-formats>
          <calcext:conditional-format calcext:target-range-address="'Blosum 45'.B21:'Blosum 45'.U21 'Blosum 45'.B2:'Blosum 45'.B21 'Blosum 45'.B3:'Blosum 45'.C21 'Blosum 45'.B4:'Blosum 45'.D21 'Blosum 45'.B5:'Blosum 45'.E21 'Blosum 45'.B6:'Blosum 45'.F21 'Blosum 45'.B7:'Blosum 45'.G21 'Blosum 45'.B8:'Blosum 45'.H21 'Blosum 45'.B9:'Blosum 45'.I21 'Blosum 45'.B10:'Blosum 45'.J21 'Blosum 45'.B11:'Blosum 45'.K21 'Blosum 45'.B12:'Blosum 45'.L21 'Blosum 45'.B13:'Blosum 45'.M21 'Blosum 45'.B14:'Blosum 45'.N21 'Blosum 45'.B15:'Blosum 45'.O21 'Blosum 45'.B16:'Blosum 45'.P21 'Blosum 45'.B17:'Blosum 45'.Q21 'Blosum 45'.B18:'Blosum 45'.R21 'Blosum 45'.B19:'Blosum 45'.S21 'Blosum 45'.B20:'Blosum 45'.T21">
            <calcext:condition calcext:apply-style-name="Cero" calcext:value="=0" calcext:base-cell-address="'Blosum 45'.S19"/>
            <calcext:condition calcext:apply-style-name="Uo" calcext:value="=1" calcext:base-cell-address="'Blosum 45'.S19"/>
            <calcext:condition calcext:apply-style-name="Tres" calcext:value="=3" calcext:base-cell-address="'Blosum 45'.S19"/>
            <calcext:condition calcext:apply-style-name="Dos" calcext:value="=2" calcext:base-cell-address="'Blosum 45'.S19"/>
            <calcext:condition calcext:apply-style-name="Cuatro" calcext:value="=4" calcext:base-cell-address="'Blosum 45'.S19"/>
            <calcext:condition calcext:apply-style-name="Cinco" calcext:value="=5" calcext:base-cell-address="'Blosum 45'.S19"/>
            <calcext:condition calcext:apply-style-name="Ocho" calcext:value="=8" calcext:base-cell-address="'Blosum 45'.S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ro" style:family="table-cell" style:parent-style-name="Default">
      <style:table-cell-properties fo:background-color="#ff950e" style:vertical-justify="auto"/>
      <style:paragraph-properties css3t:text-justify="auto"/>
    </style:style>
    <style:style style:name="Uo" style:family="table-cell" style:parent-style-name="Default">
      <style:table-cell-properties fo:background-color="#729fcf"/>
    </style:style>
    <style:style style:name="Tres" style:family="table-cell" style:parent-style-name="Default">
      <style:table-cell-properties fo:background-color="#ffcc99"/>
    </style:style>
    <style:style style:name="Dos" style:family="table-cell" style:parent-style-name="Default">
      <style:table-cell-properties fo:background-color="#99cc99"/>
    </style:style>
    <style:style style:name="Cuatro" style:family="table-cell" style:parent-style-name="Default">
      <style:table-cell-properties fo:background-color="#ffcccc"/>
    </style:style>
    <style:style style:name="Cinco" style:family="table-cell" style:parent-style-name="Default">
      <style:table-cell-properties fo:background-color="#cccccc"/>
    </style:style>
    <style:style style:name="Ocho" style:family="table-cell" style:parent-style-name="Default">
      <style:table-cell-properties fo:background-color="#ffcc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minson </meta:initial-creator>
    <meta:creation-date>2015-02-18T06:12:27.805972040</meta:creation-date>
    <dc:date>2015-02-18T06:36:57.323066707</dc:date>
    <dc:creator>yerminson </dc:creator>
    <meta:editing-duration>PT8M29S</meta:editing-duration>
    <meta:editing-cycles>1</meta:editing-cycles>
    <meta:document-statistic meta:table-count="3" meta:cell-count="633" meta:object-count="0"/>
    <meta:generator>LibreOffice/4.2.7.2$Linux_X86_64 LibreOffice_project/420m0$Build-2</meta:generator>
  </office:meta>
</office:document-meta>
</file>